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IndicadoresM" table:style-name="ta5" table:print-ranges="HIndicadoresM.A1:HIndicadoresM.N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2" table:default-cell-style-name="Normal_5f_GalenHos"/>
        <table:table-column table:style-name="co10" table:default-cell-style-name="Normal_5f_GalenHos"/>
        <table:table-column table:style-name="co9" table:number-columns-repeated="3" table:default-cell-style-name="Normal_5f_GalenHos"/>
        <table:table-column table:style-name="co11" table:default-cell-style-name="Normal_5f_GalenHos"/>
        <table:table-column table:style-name="co12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4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25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>
            <draw:frame table:end-cell-address="HIndicadoresM.K55" table:end-x="1.861cm" table:end-y="0.282cm" draw:z-index="0" draw:name="Chart 1" draw:style-name="gr1" draw:text-style-name="P1" svg:width="25.581cm" svg:height="10.307cm" svg:x="3.529cm" svg:y="0.28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table:number-columns-repeated="12"/>
          <table:table-cell table:number-columns-repeated="242"/>
        </table:table-row>
        <table:table-row table:style-name="ro8" table:number-rows-repeated="24">
          <table:table-cell/>
          <table:table-cell table:style-name="ce3" table:number-columns-repeated="13"/>
          <table:table-cell table:number-columns-repeated="242"/>
        </table:table-row>
        <table:table-row table:style-name="ro8">
          <table:table-cell/>
          <table:table-cell table:style-name="ce3"/>
          <table:table-cell table:style-name="ce3">
            <draw:frame table:end-cell-address="HIndicadoresM.L78" table:end-x="0.003cm" table:end-y="0.169cm" draw:z-index="1" draw:name="Chart 2" draw:style-name="gr1" draw:text-style-name="P1" svg:width="25.69cm" svg:height="9.578cm" svg:x="0.002cm" svg:y="0.002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table:number-columns-repeated="11"/>
          <table:table-cell table:number-columns-repeated="242"/>
        </table:table-row>
        <table:table-row table:style-name="ro8" table:number-rows-repeated="7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  <table:named-expressions/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5">
          <table:table-cell table:number-columns-repeated="256"/>
        </table:table-row>
        <table:named-expressions/>
      </table:table>
      <table:table table:name="Hoja2" table:style-name="ta3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table table:name="Hoja3" table:style-name="ta4">
        <table:table-column table:style-name="co13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named-expressions>
        <table:named-expression table:name="NroHistoriaClinica" table:base-cell-address="$HIndicadoresM.$A$1" table:expression="['file:///C:/Documents%20and%20Settings/usuario/Escritorio/0105/Fuentes/SIGHReportes/Plantillas/GalenHos.xls'#$HistoriaClinicaCE.$AC$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4:1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M" style:display-name="PageStyle_HIndicadores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4:13</dc:date>
    <meta:generator>OpenOffice/4.0.0$Win32 OpenOffice.org_project/400m3$Build-9702</meta:generator>
    <meta:editing-duration>PT7M51S</meta:editing-duration>
    <meta:editing-cycles>4</meta:editing-cycles>
    <meta:document-statistic meta:table-count="4" meta:cell-count="1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ffff99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582cm" svg:height="10.308cm" xlink:href="." xlink:type="simple" chart:class="chart:bar" chart:style-name="ch1">
        <chart:title svg:x="11.326cm" svg:y="0.342cm" chart:style-name="ch2">
          <text:p>EGRESOS</text:p>
        </chart:title>
        <chart:plot-area chart:style-name="ch3" chart:data-source-has-labels="both" svg:x="0.961cm" svg:y="1.727cm" svg:width="23.599cm" svg:height="7.955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94cm" svg:y="1.765cm" svg:width="22.966cm" svg:height="7.21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res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draw:fill="gradient" draw:fill-gradient-name="Excel_20_gradient_20_1"/>
    </style:style>
    <style:style style:name="ch2" style:family="chart">
      <style:chart-properties chart:auto-position="true"/>
      <style:graphic-properties draw:stroke="solid" draw:fill="solid" draw:fill-color="#00ff00"/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chart-properties chart:three-dimensional="true" chart:deep="true" chart:include-hidden-cells="false" chart:auto-position="true" chart:auto-size="true" chart:treat-empty-cells="leave-gap"/>
    </style:style>
    <style:style style:name="ch4" style:family="chart" style:data-style-name="N16036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1" chart:tick-mark-position="at-axis"/>
      <style:text-properties fo:color="#000000" fo:font-size="10.25pt" style:font-size-asian="10.25pt" style:font-family-complex="Arial" style:font-size-complex="10.25pt"/>
    </style:style>
    <style:style style:name="ch6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 chart:axis-label-position="outside-start" chart:tick-mark-position="at-axis"/>
      <style:text-properties fo:color="#000000" fo:font-size="10.25pt" style:font-size-asian="10.25pt" style:font-family-complex="Arial" style:font-size-complex="10.25pt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10pt" style:font-size-asian="10pt" style:font-size-complex="10pt"/>
    </style:style>
    <style:style style:name="ch8" style:family="chart">
      <style:graphic-properties draw:stroke="solid" draw:fill="gradient" draw:fill-color="#d9d9d9" draw:fill-gradient-name="Excel_20_gradient_20_2"/>
    </style:style>
    <style:style style:name="ch9" style:family="chart">
      <style:graphic-properties draw:stroke="solid" draw:fill-color="#808080"/>
    </style:style>
  </office:automatic-styles>
  <office:body>
    <office:chart>
      <chart:chart svg:width="25.691cm" svg:height="9.579cm" xlink:href="." xlink:type="simple" chart:class="chart:bar" chart:style-name="ch1">
        <chart:title svg:x="10.626cm" svg:y="0.327cm" chart:style-name="ch2">
          <text:p>DIAS ESTANCIA</text:p>
        </chart:title>
        <chart:plot-area chart:style-name="ch3" chart:data-source-has-labels="both" svg:x="0.963cm" svg:y="1.682cm" svg:width="23.702cm" svg:height="7.286cm" dr3d:transform="matrix (0.99539082466577 -0.043577432235067 0.0854289972491581 0.0368334272162334 0.996194774930682 0.078989043799212 -0.0885460603906518 -0.0754783266945256 0.993208244724483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4.488cm" svg:y="1.682cm" svg:width="17.325cm" svg:height="6.7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ías Est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Excel_20_gradient_20_1" draw:display-name="Excel gradient 1" draw:style="linear" draw:start-color="#99ccff" draw:end-color="#ffffff" draw:start-intensity="100%" draw:end-intensity="100%" draw:angle="0" draw:border="0%"/>
    <draw:gradient draw:name="Excel_20_gradient_20_2" draw:display-name="Excel gradient 2" draw:style="linear" draw:start-color="#ffffff" draw:end-color="#c0c0c0" draw:start-intensity="100%" draw:end-intensity="100%" draw:angle="0" draw:border="0%"/>
  </office:styles>
</office:document-styles>
</file>